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" svg:font-family="Courie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69cm" fo:min-width="4.62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5cm" fo:min-width="5.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39cm" fo:min-width="0.9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2.95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4.62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4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4.75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775cm"/>
    </style:style>
    <style:style style:name="gr10" style:family="graphic" style:parent-style-name="standard">
      <style:graphic-properties draw:stroke="none" draw:fill="none" fo:min-height="0.637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1.3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283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ourier" fo:font-size="11pt" style:font-size-asian="11pt" style:font-size-complex="11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" fo:font-size="11pt" style:font-size-asian="11pt" style:font-size-complex="11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24cm" svg:height="2.419cm" svg:x="13.528cm" svg:y="2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5.7cm" svg:x="0.1cm" svg:y="1.184cm">
          <text:p text:style-name="P2"><text:span text:style-name="T1"/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1.439cm" svg:height="0.989cm" svg:x="4.261cm" svg:y="2.695cm">
          <text:p text:style-name="P2"><text:span text:style-name="T2">TCP</text:span></text:p>
          <text:p text:style-name="P2"><text:span text:style-name="T2">/IP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78cm" svg:height="1.597cm" svg:x="8.122cm" svg:y="0.087cm">
          <draw:text-box>
            <text:p><text:span text:style-name="T3">rump</text:span><text:span text:style-name="T1"> </text:span><text:span text:style-name="T3">kernel</text:span></text:p>
          </draw:text-box>
        </draw:frame>
        <draw:connector draw:style-name="gr5" draw:text-style-name="P5" draw:layer="layout" draw:type="curve" draw:line-skew="-0.239cm" svg:x1="3.08cm" svg:y1="4.673cm" svg:x2="9.58cm" svg:y2="4.473cm" draw:start-shape="id1" draw:start-glue-point="2" draw:end-shape="id2" draw:end-glue-point="2" svg:d="M3080 4673c0 391 6500 491 6500-200" svg:viewBox="0 0 6501 508">
          <text:p/>
        </draw:connector>
        <draw:connector draw:style-name="gr5" draw:text-style-name="P5" draw:layer="layout" draw:type="curve" svg:x1="5.239cm" svg:y1="4.178cm" svg:x2="7.422cm" svg:y2="3.978cm" draw:start-shape="id3" draw:start-glue-point="1" draw:end-shape="id4" draw:end-glue-point="3" svg:d="M5239 4178c1636 0 545-200 2183-200" svg:viewBox="0 0 2184 201">
          <text:p/>
        </draw:connector>
        <draw:connector draw:style-name="gr5" draw:text-style-name="P5" draw:layer="layout" draw:type="curve" svg:x1="5.7cm" svg:y1="3.189cm" svg:x2="7.422cm" svg:y2="2.978cm" draw:start-shape="id5" draw:end-shape="id6" draw:end-glue-point="3" svg:d="M5700 3189c1290 0 429-211 1722-211" svg:viewBox="0 0 1723 212">
          <text:p/>
        </draw:connector>
        <draw:connector draw:style-name="gr5" draw:text-style-name="P5" draw:layer="layout" draw:type="curve" svg:x1="5.139cm" svg:y1="2.204cm" svg:x2="9.58cm" svg:y2="2.484cm" draw:start-shape="id7" draw:start-glue-point="1" draw:end-shape="id8" draw:end-glue-point="0" svg:d="M5139 2204c2790 0 2324-111 2737-229s1704-244 1704 509" svg:viewBox="0 0 4442 599">
          <text:p/>
        </draw:connector>
        <draw:custom-shape draw:style-name="gr6" draw:text-style-name="P6" draw:layer="layout" svg:width="5.124cm" svg:height="1.8cm" svg:x="13.528cm" svg:y="4.984cm">
          <text:p text:style-name="P2"><text:span text:style-name="T4">bootstrap</text:span></text:p>
          <text:p text:style-name="P2"><text:span text:style-name="T4">&amp; hypercalls</text:span></text:p>
          <text:p text:style-name="P2"><text:span text:style-name="T4">&amp; 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124cm" svg:height="1.3cm" svg:x="13.5cm" svg:y="1.084cm">
          <text:p text:style-name="P2"><text:span text:style-name="T4">application</text:span></text:p>
          <text:p text:style-name="P2"><text:span text:style-name="T4">&amp; libc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558cm" svg:height="0.886cm" svg:x="13.4cm" svg:y="0.098cm">
          <draw:text-box>
            <text:p><text:span text:style-name="T3">Rumprun unikernel</text:span></text:p>
          </draw:text-box>
        </draw:frame>
        <draw:custom-shape draw:style-name="gr9" draw:text-style-name="P8" draw:layer="layout" svg:width="2.6cm" svg:height="3cm" svg:x="10.6cm" svg:y="1.984cm">
          <text:p text:style-name="P2"><text:span text:style-name="T5">example of a</text:span></text:p>
          <text:p text:style-name="P2"><text:span text:style-name="T5">rump kernel</text:span></text:p>
          <text:p text:style-name="P2"><text:span text:style-name="T5">use cas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2.949cm" svg:height="0.887cm" svg:x="1.751cm" svg:y="0.184cm">
          <draw:text-box>
            <text:p text:style-name="P2"><text:span text:style-name="T3">anykernel</text:span></text:p>
          </draw:text-box>
        </draw:frame>
        <draw:custom-shape draw:style-name="gr3" draw:text-style-name="P3" draw:layer="layout" svg:width="1.439cm" svg:height="0.989cm" svg:x="2.861cm" svg:y="2.695cm">
          <text:p text:style-name="P2"><text:span text:style-name="T2">MP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1.5cm" svg:y="2.695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439cm" svg:height="0.989cm" svg:x="3.8cm" svg:y="3.684cm">
          <text:p text:style-name="P2"><text:span text:style-name="T2">802.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439cm" svg:height="0.989cm" svg:x="2.361cm" svg:y="3.684cm">
          <text:p text:style-name="P2"><text:span text:style-name="T2">PCI</text:span></text:p>
          <text:p text:style-name="P2"><text:span text:style-name="T2">N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0.961cm" svg:y="3.68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0.861cm" svg:y="1.71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2.3cm" svg:y="1.71cm">
          <text:p text:style-name="P2"><text:span text:style-name="T2">ext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.439cm" svg:height="0.989cm" svg:x="3.7cm" svg:y="1.71cm">
          <text:p text:style-name="P2"><text:span text:style-name="T2">NF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cm" svg:height="1cm" svg:x="0.3cm" svg:y="5.384cm">
          <text:p text:style-name="P2"><text:span text:style-name="T6">virtual</text:span></text:p>
          <text:p text:style-name="P2"><text:span text:style-name="T6">mem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9cm" svg:height="1cm" svg:x="2.2cm" svg:y="5.384cm">
          <text:p text:style-name="P2"><text:span text:style-name="T6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9cm" svg:height="1cm" svg:x="4.1cm" svg:y="5.384cm">
          <text:p text:style-name="P2"><text:span text:style-name="T6">process</text:span></text:p>
          <text:p text:style-name="P2"><text:span text:style-name="T6">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1.439cm" svg:height="0.989cm" svg:x="7.422cm" svg:y="2.484cm">
          <text:p text:style-name="P2"><text:span text:style-name="T2">TCP</text:span></text:p>
          <text:p text:style-name="P2"><text:span text:style-name="T2">/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439cm" svg:height="0.989cm" svg:x="7.422cm" svg:y="3.484cm">
          <text:p text:style-name="P2"><text:span text:style-name="T2">802.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439cm" svg:height="0.989cm" svg:x="8.861cm" svg:y="3.484cm">
          <text:p text:style-name="P2"><text:span text:style-name="T2">PCI</text:span></text:p>
          <text:p text:style-name="P2"><text:span text:style-name="T2">N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1.439cm" svg:height="0.989cm" svg:x="8.861cm" svg:y="2.484cm">
          <text:p text:style-name="P2"><text:span text:style-name="T2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39cm" svg:height="0.989cm" svg:x="14.722cm" svg:y="2.584cm">
          <text:p text:style-name="P2"><text:span text:style-name="T2">TCP</text:span></text:p>
          <text:p text:style-name="P2"><text:span text:style-name="T2">/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14.722cm" svg:y="3.584cm">
          <text:p text:style-name="P2"><text:span text:style-name="T2">802.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16.161cm" svg:y="3.584cm">
          <text:p text:style-name="P2"><text:span text:style-name="T2">PCI</text:span></text:p>
          <text:p text:style-name="P2"><text:span text:style-name="T2">N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39cm" svg:height="0.989cm" svg:x="16.161cm" svg:y="2.584cm">
          <text:p text:style-name="P2"><text:span text:style-name="T2">NFS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783cm" svg:height="1.916cm" svg:x="7.734cm" svg:y="5.084cm">
          <draw:text-box>
            <text:p text:style-name="P2"><text:span text:style-name="T7">pick &amp; choose</text:span></text:p>
            <text:p text:style-name="P2"><text:span text:style-name="T7">components</text:span></text:p>
            <text:p text:style-name="P2"><text:span text:style-name="T7">from any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" svg:font-family="Courie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00:07:05.594530859</meta:creation-date>
    <dc:date>2016-04-26T23:42:21.271692964</dc:date>
    <meta:editing-duration>PT41M52S</meta:editing-duration>
    <meta:editing-cycles>20</meta:editing-cycles>
    <meta:generator>LibreOffice/5.0.5.2$Linux_X86_64 LibreOffice_project/00m0$Build-2</meta:generator>
    <meta:document-statistic meta:object-count="33"/>
  </office:meta>
</office:document-meta>
</file>